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Quiz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Quiz2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Quiz3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Quiz4</text:p>
          </table:table-cell>
          <table:table-cell office:value-type="string" calcext:value-type="string">
            <text:p>Homework4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kalvarez@poets.whittier.edu</text:p>
          </table:table-cell>
          <table:table-cell table:formula="of:=1" office:value-type="float" office:value="1" calcext:value-type="float">
            <text:p>1</text:p>
          </table:table-cell>
          <table:table-cell table:formula="of:=15.75/16" office:value-type="float" office:value="0.984375" calcext:value-type="float">
            <text:p>0.984375</text:p>
          </table:table-cell>
          <table:table-cell table:formula="of:=10/10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3.5/16" office:value-type="float" office:value="0.84375" calcext:value-type="float">
            <text:p>0.84375</text:p>
          </table:table-cell>
          <table:table-cell table:formula="of:=9/10" office:value-type="float" office:value="0.9" calcext:value-type="float">
            <text:p>0.9</text:p>
          </table:table-cell>
          <table:table-cell table:formula="of:=13/16" office:value-type="float" office:value="0.8125" calcext:value-type="float">
            <text:p>0.8125</text:p>
          </table:table-cell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malvare9@poets.whittier.edu</text:p>
          </table:table-cell>
          <table:table-cell table:formula="of:=9/10" office:value-type="float" office:value="0.9" calcext:value-type="float">
            <text:p>0.9</text:p>
          </table:table-cell>
          <table:table-cell table:formula="of:=13.75/16" office:value-type="float" office:value="0.859375" calcext:value-type="float">
            <text:p>0.859375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12/16" office:value-type="float" office:value="0.75" calcext:value-type="float">
            <text:p>0.75</text:p>
          </table:table-cell>
          <table:table-cell table:formula="of:=9/10" office:value-type="float" office:value="0.9" calcext:value-type="float">
            <text:p>0.9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table:formula="of:=15/16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Eliott</text:p>
          </table:table-cell>
          <table:table-cell office:value-type="string" calcext:value-type="string">
            <text:p>Bergerson</text:p>
          </table:table-cell>
          <table:table-cell office:value-type="string" calcext:value-type="string">
            <text:p>ebergers@poets.whittier.edu</text:p>
          </table:table-cell>
          <table:table-cell table:formula="of:=1"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6/16"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formula="of:=18/16" office:value-type="float" office:value="1.125" calcext:value-type="float">
            <text:p>1.125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string" calcext:value-type="string">
            <text:p>Billingsley</text:p>
          </table:table-cell>
          <table:table-cell office:value-type="string" calcext:value-type="string">
            <text:p>mbilling@poets.whittier.edu</text:p>
          </table:table-cell>
          <table:table-cell table:formula="of:=75/100" office:value-type="float" office:value="0.75" calcext:value-type="float">
            <text:p>0.75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16/16" office:value-type="float" office:value="1" calcext:value-type="float">
            <text:p>1</text:p>
          </table:table-cell>
          <table:table-cell table:formula="of:=5/10" office:value-type="float" office:value="0.5" calcext:value-type="float">
            <text:p>0.5</text:p>
          </table:table-cell>
          <table:table-cell table:formula="of:=16/16"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formula="of:=16/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sse</text:p>
          </table:table-cell>
          <table:table-cell office:value-type="string" calcext:value-type="string">
            <text:p>Chi-Su-Gutierrez</text:p>
          </table:table-cell>
          <table:table-cell office:value-type="string" calcext:value-type="string">
            <text:p>jchisugu@poets.whittier.edu</text:p>
          </table:table-cell>
          <table:table-cell table:number-columns-repeated="2" office:value-type="string" calcext:value-type="string">
            <text:p>NC</text:p>
          </table:table-cell>
          <table:table-cell table:formula="of:=9/10" office:value-type="float" office:value="0.9" calcext:value-type="float">
            <text:p>0.9</text:p>
          </table:table-cell>
          <table:table-cell table:formula="of:=4/16" office:value-type="float" office:value="0.25" calcext:value-type="float">
            <text:p>0.25</text:p>
          </table:table-cell>
          <table:table-cell table:formula="of:=5/10" office:value-type="float" office:value="0.5" calcext:value-type="float">
            <text:p>0.5</text:p>
          </table:table-cell>
          <table:table-cell table:number-columns-repeated="3"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Del Carmen</text:p>
          </table:table-cell>
          <table:table-cell office:value-type="string" calcext:value-type="string">
            <text:p>ddelcarm@poets.whittier.edu</text:p>
          </table:table-cell>
          <table:table-cell table:formula="of:=85/100" office:value-type="float" office:value="0.85" calcext:value-type="float">
            <text:p>0.85</text:p>
          </table:table-cell>
          <table:table-cell table:formula="of:=10.5/16" office:value-type="float" office:value="0.65625" calcext:value-type="float">
            <text:p>0.65625</text:p>
          </table:table-cell>
          <table:table-cell table:formula="of:=8/10" office:value-type="float" office:value="0.8" calcext:value-type="float">
            <text:p>0.8</text:p>
          </table:table-cell>
          <table:table-cell office:value-type="string" calcext:value-type="string">
            <text:p>NC</text:p>
          </table:table-cell>
          <table:table-cell table:formula="of:=8/10" office:value-type="float" office:value="0.8" calcext:value-type="float">
            <text:p>0.8</text:p>
          </table:table-cell>
          <table:table-cell table:formula="of:=8/16" office:value-type="float" office:value="0.5" calcext:value-type="float">
            <text:p>0.5</text:p>
          </table:table-cell>
          <table:table-cell table:number-columns-repeated="2"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Danny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4@poets.whittier.edu</text:p>
          </table:table-cell>
          <table:table-cell table:formula="of:=1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8/16" office:value-type="float" office:value="1.125" calcext:value-type="float">
            <text:p>1.125</text:p>
          </table:table-cell>
        </table:table-row>
        <table:table-row table:style-name="ro1">
          <table:table-cell office:value-type="string" calcext:value-type="string">
            <text:p>Dane</text:p>
          </table:table-cell>
          <table:table-cell office:value-type="string" calcext:value-type="string">
            <text:p>Goodman</text:p>
          </table:table-cell>
          <table:table-cell office:value-type="string" calcext:value-type="string">
            <text:p>dgoodman@poets.whittier.edu</text:p>
          </table:table-cell>
          <table:table-cell table:formula="of:=1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6/16"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formula="of:=15/16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Striker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sherb@poets.whittier.edu</text:p>
          </table:table-cell>
          <table:table-cell table:formula="of:=1"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9/10" office:value-type="float" office:value="0.9" calcext:value-type="float">
            <text:p>0.9</text:p>
          </table:table-cell>
          <table:table-cell table:formula="of:=15/16" office:value-type="float" office:value="0.9375" calcext:value-type="float">
            <text:p>0.9375</text:p>
          </table:table-cell>
          <table:table-cell office:value-type="string" calcext:value-type="string">
            <text:p>NC</text:p>
          </table:table-cell>
          <table:table-cell table:formula="of:=15/16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Kiyoshi</text:p>
          </table:table-cell>
          <table:table-cell office:value-type="string" calcext:value-type="string">
            <text:p>Matsuoka</text:p>
          </table:table-cell>
          <table:table-cell office:value-type="string" calcext:value-type="string">
            <text:p>kmatsuok@poets.whittier.edu</text:p>
          </table:table-cell>
          <table:table-cell table:formula="of:=9/10" office:value-type="float" office:value="0.9" calcext:value-type="float">
            <text:p>0.9</text:p>
          </table:table-cell>
          <table:table-cell table:formula="of:=11/16" office:value-type="float" office:value="0.6875" calcext:value-type="float">
            <text:p>0.6875</text:p>
          </table:table-cell>
          <table:table-cell table:formula="of:=9/10" office:value-type="float" office:value="0.9" calcext:value-type="float">
            <text:p>0.9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8/10" office:value-type="float" office:value="0.8" calcext:value-type="float">
            <text:p>0.8</text:p>
          </table:table-cell>
          <table:table-cell table:formula="of:=12/16" office:value-type="float" office:value="0.75" calcext:value-type="float">
            <text:p>0.75</text:p>
          </table:table-cell>
          <table:table-cell table:formula="of:=8/10" office:value-type="float" office:value="0.8" calcext:value-type="float">
            <text:p>0.8</text:p>
          </table:table-cell>
          <table:table-cell table:formula="of:=14/16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Wildanger</text:p>
          </table:table-cell>
          <table:table-cell office:value-type="string" calcext:value-type="string">
            <text:p>awildang@poets.whittier.edu</text:p>
          </table:table-cell>
          <table:table-cell office:value-type="string" calcext:value-type="string">
            <text:p>NC</text:p>
          </table:table-cell>
          <table:table-cell table:formula="of:=9/16" office:value-type="float" office:value="0.5625" calcext:value-type="float">
            <text:p>0.5625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0/16" office:value-type="float" office:value="0.625" calcext:value-type="float">
            <text:p>0.625</text:p>
          </table:table-cell>
          <table:table-cell table:formula="of:=8/10" office:value-type="float" office:value="0.8" calcext:value-type="float">
            <text:p>0.8</text:p>
          </table:table-cell>
          <table:table-cell table:formula="of:=12/16" office:value-type="float" office:value="0.75" calcext:value-type="float">
            <text:p>0.75</text:p>
          </table:table-cell>
          <table:table-cell office:value-type="string" calcext:value-type="string">
            <text:p>NC</text:p>
          </table:table-cell>
          <table:table-cell table:formula="of:=14/16" office:value-type="float" office:value="0.875" calcext:value-type="float">
            <text:p>0.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0-12-01">00/00/0000</text:date>, <text:time style:data-style-name="N2" text:time-value="18:57:09.930627541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3.1$Linux_X86_64 LibreOffice_project/00$Build-1</meta:generator>
    <meta:initial-creator>Jordan Hanson</meta:initial-creator>
    <meta:creation-date>2020-11-02T18:14:35</meta:creation-date>
    <dc:date>2020-12-01T22:20:24.637501046</dc:date>
    <meta:editing-duration>P1DT18H41M49S</meta:editing-duration>
    <meta:editing-cycles>92</meta:editing-cycles>
    <meta:document-statistic meta:table-count="1" meta:cell-count="132" meta:object-count="0"/>
  </office:meta>
</office:document-meta>
</file>